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fa2" officeooo:paragraph-rsid="001b9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22:04:33.027344126</meta:creation-date>
    <dc:date>2025-03-04T22:04:37.082049807</dc:date>
    <meta:editing-duration>PT4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4.2.7.2$Linux_X86_64 LibreOffice_project/420$Build-2</meta:generator>
  </office:meta>
</office:document-meta>
</file>